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margin-top="0cm" fo:margin-bottom="0.499cm" loext:contextual-spacing="false"/>
      <style:text-properties fo:language="de" fo:country="DE"/>
    </style:style>
    <style:style style:name="P3" style:family="paragraph" style:parent-style-name="Standard">
      <style:text-properties officeooo:rsid="003c83dd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language="de" fo:country="DE" officeooo:rsid="003c83dd"/>
    </style:style>
    <style:style style:name="T1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PP: Bei führt fiverr Budget eintragen, z.b 5$</text:p>
      <text:p text:style-name="P1">Yt-Video: i paid fiverr to create an entire YouTube business </text:p>
      <text:p text:style-name="P1">-Keywords search</text:p>
      <text:p text:style-name="P1">-writing YouTube script</text:p>
      <text:p text:style-name="P1">-voice over: 500 words for 5$ </text:p>
      <text:p text:style-name="P1">-video/editor: 30$ unter 20 Minuten</text:p>
      <text:p text:style-name="P1">-thumbnails : 3 für 5$</text:p>
      <text:p text:style-name="P1">-SEO / =&gt; better ranking YouTube videos (2 to 4 weeks) =&gt; war nicht so gut =&gt; kein organischer traffic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1T21:54:44.163847151</dc:date>
    <meta:editing-duration>PT4H44M14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9" meta:character-count="336" meta:non-whitespace-character-count="283"/>
  </office:meta>
</office:document-meta>
</file>